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gradient" draw:fill-color="#209810" draw:fill-gradient-name="Tango_20_Green1" draw:textarea-horizontal-align="justify" draw:textarea-vertical-align="middle" draw:auto-grow-height="false" fo:min-height="20.75cm" fo:min-width="7.3cm"/>
    </style:style>
    <style:style style:name="gr2" style:family="graphic" style:parent-style-name="standard">
      <style:graphic-properties draw:stroke="none" svg:stroke-color="#000000" draw:fill="none" draw:fill-color="#ffffff"/>
    </style:style>
    <style:style style:name="gr3" style:family="graphic" style:parent-style-name="objectwithoutfill">
      <style:graphic-properties svg:stroke-width="0.06cm" svg:stroke-color="#333333" draw:marker-start-width="0.42cm" draw:marker-end-width="0.42cm" draw:fill="none" draw:fill-color="#333333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568cm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668cm"/>
    </style:style>
    <style:style style:name="gr6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18.468cm"/>
    </style:style>
    <style:style style:name="gr7" style:family="graphic" style:parent-style-name="standard">
      <style:graphic-properties draw:stroke="none" svg:stroke-color="#333333" draw:marker-start="" draw:fill-color="#eeeeee" draw:opacity="75%" draw:textarea-horizontal-align="justify" draw:textarea-vertical-align="middle" draw:auto-grow-height="false" fo:min-height="4.15cm" fo:min-width="27.5cm"/>
    </style:style>
    <style:style style:name="gr8" style:family="graphic" style:parent-style-name="standard">
      <style:graphic-properties draw:stroke="none" svg:stroke-color="#333333" draw:marker-start="" draw:fill-color="#eeeeee" draw:opacity="75%" draw:textarea-horizontal-align="justify" draw:textarea-vertical-align="middle" draw:auto-grow-height="false" fo:min-height="12.35cm" fo:min-width="27.5cm"/>
    </style:style>
    <style:style style:name="P1" style:family="paragraph">
      <loext:graphic-properties draw:fill="gradient" draw:fill-color="#209810" draw:fill-gradient-name="Tango_20_Green1"/>
      <style:paragraph-properties fo:text-align="center"/>
      <style:text-properties style:font-name="Futura Book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utura Book1" fo:font-size="24pt" style:font-size-asian="24pt" style:font-size-complex="24pt"/>
    </style:style>
    <style:style style:name="P4" style:family="paragraph">
      <loext:graphic-properties draw:fill="none" draw:fill-color="#333333"/>
      <style:paragraph-properties fo:text-align="center"/>
      <style:text-properties style:font-name="Futura Book"/>
    </style:style>
    <style:style style:name="P5" style:family="paragraph">
      <loext:graphic-properties draw:fill-color="#dddddd"/>
      <style:paragraph-properties fo:text-align="center"/>
      <style:text-properties fo:color="#1c1c1c" fo:font-size="22pt" style:font-size-asian="22pt" style:font-size-complex="22pt"/>
    </style:style>
    <style:style style:name="P6" style:family="paragraph">
      <loext:graphic-properties draw:fill-color="#eeeeee" draw:opacity="75%"/>
      <style:paragraph-properties fo:text-align="center"/>
    </style:style>
    <style:style style:name="T1" style:family="text">
      <style:text-properties fo:color="#ffffff" style:font-name="Futura Book1" fo:font-size="24pt" style:font-size-asian="24pt" style:font-size-complex="24pt"/>
    </style:style>
    <style:style style:name="T2" style:family="text">
      <style:text-properties fo:color="#1c1c1c" style:font-name="Futura Book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2.2cm" svg:x="0cm" svg:y="1.5cm">
          <draw:text-box>
            <text:p text:style-name="P2"><text:span text:style-name="T1">Lesen der Daten</text:span></text:p>
          </draw:text-box>
        </draw:frame>
        <draw:frame draw:style-name="gr2" draw:text-style-name="P3" draw:layer="layout" svg:width="8cm" svg:height="2.2cm" svg:x="-0.1cm" svg:y="5.25cm">
          <draw:text-box>
            <text:p text:style-name="P2"><text:span text:style-name="T1">Erstellung der Bloom Filter</text:span></text:p>
          </draw:text-box>
        </draw:frame>
        <draw:frame draw:style-name="gr2" draw:text-style-name="P3" draw:layer="layout" svg:width="8cm" svg:height="2.2cm" svg:x="-0.1cm" svg:y="9.5cm">
          <draw:text-box>
            <text:p text:style-name="P2"><text:span text:style-name="T1">Blocking mit</text:span></text:p>
            <text:p text:style-name="P2"><text:span text:style-name="T1">LSH</text:span></text:p>
          </draw:text-box>
        </draw:frame>
        <draw:frame draw:style-name="gr2" draw:text-style-name="P3" draw:layer="layout" svg:width="8cm" svg:height="2.2cm" svg:x="-0.1cm" svg:y="13.6cm">
          <draw:text-box>
            <text:p text:style-name="P2"><text:span text:style-name="T1">Duplikat-</text:span></text:p>
            <text:p text:style-name="P2"><text:span text:style-name="T1">entfernung</text:span></text:p>
          </draw:text-box>
        </draw:frame>
        <draw:frame draw:style-name="gr2" draw:text-style-name="P3" draw:layer="layout" svg:width="8cm" svg:height="2.2cm" svg:x="-0.1cm" svg:y="17.8cm">
          <draw:text-box>
            <text:p text:style-name="P2"><text:span text:style-name="T1">Ähnlichkeits-</text:span></text:p>
            <text:p text:style-name="P2"><text:span text:style-name="T1">berechnung</text:span></text:p>
          </draw:text-box>
        </draw:frame>
        <draw:line draw:style-name="gr3" draw:text-style-name="P4" draw:layer="layout" svg:x1="0cm" svg:y1="4.2cm" svg:x2="28cm" svg:y2="4.2cm">
          <text:p/>
        </draw:line>
        <draw:line draw:style-name="gr3" draw:text-style-name="P4" draw:layer="layout" svg:x1="0cm" svg:y1="8.4cm" svg:x2="28cm" svg:y2="8.4cm">
          <text:p/>
        </draw:line>
        <draw:line draw:style-name="gr3" draw:text-style-name="P4" draw:layer="layout" svg:x1="0cm" svg:y1="12.6cm" svg:x2="28cm" svg:y2="12.6cm">
          <text:p/>
        </draw:line>
        <draw:line draw:style-name="gr3" draw:text-style-name="P4" draw:layer="layout" svg:x1="0cm" svg:y1="16.8cm" svg:x2="28cm" svg:y2="16.8cm">
          <text:p/>
        </draw:line>
        <draw:custom-shape draw:style-name="gr4" draw:text-style-name="P5" draw:layer="layout" svg:width="9.4cm" svg:height="3.4cm" svg:x="8.2cm" svg:y="0.4cm">
          <text:p text:style-name="P2"><text:span text:style-name="T2">Lesen der .csv-Datei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5cm" svg:height="3.4cm" svg:x="18.1cm" svg:y="0.4cm">
          <text:p text:style-name="P2"><text:span text:style-name="T2">Übertragung in DataSet mit Person-Objek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01cm" svg:y="4.601cm">
          <text:p text:style-name="P2"><text:span text:style-name="T2">Erstellung der </text:span></text:p>
          <text:p text:style-name="P2"><text:span text:style-name="T2">n-Gramme (Toke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02cm" svg:y="4.602cm">
          <text:p text:style-name="P2"><text:span text:style-name="T2">Aufnahme der Tokens in 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cm" svg:y="8.8cm">
          <text:p text:style-name="P2"><text:span text:style-name="T2">Berechnung der </text:span></text:p>
          <text:p text:style-name="P2"><text:span text:style-name="T2">LSH-Ke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cm" svg:y="8.8cm">
          <text:p text:style-name="P2"><text:span text:style-name="T2">Finden vo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9.3cm" svg:height="3.4cm" svg:x="8.2cm" svg:y="13cm">
          <text:p text:style-name="P2"><text:span text:style-name="T2">Entfernung von doppelte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cm" svg:y="17.2cm">
          <text:p text:style-name="P2"><text:span text:style-name="T2">Berechnung der Ähnlichkeit für alle Kandidaten-Pa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01cm" svg:y="17.201cm">
          <text:p text:style-name="P2"><text:span text:style-name="T2">Ausgabe aller Paare mit hinreichendem Ähnlichkeitsw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8cm" svg:height="4.4cm" svg:x="0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8cm" svg:height="12.6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1" draw:display-name="Tango Green1" draw:style="linear" draw:start-color="#8ae234" draw:end-color="#4e9a06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7:20:04.178000000</meta:creation-date>
    <dc:date>2016-08-02T13:30:17.307175670</dc:date>
    <meta:editing-duration>PT2H15M29S</meta:editing-duration>
    <meta:editing-cycles>21</meta:editing-cycles>
    <meta:generator>LibreOffice/5.1.4.2$Linux_X86_64 LibreOffice_project/10m0$Build-2</meta:generator>
    <meta:document-statistic meta:object-count="21"/>
  </office:meta>
</office:document-meta>
</file>